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1">
      <style:paragraph-properties fo:text-align="justify" style:justify-single-word="false"/>
      <style:text-properties officeooo:paragraph-rsid="001231b1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officeooo:paragraph-rsid="001231b1"/>
    </style:style>
    <style:style style:name="P3" style:family="paragraph" style:parent-style-name="List_20_Paragraph" style:list-style-name="WWNum2">
      <style:paragraph-properties fo:text-align="justify" style:justify-single-word="false"/>
      <style:text-properties officeooo:paragraph-rsid="001231b1"/>
    </style:style>
    <style:style style:name="P4" style:family="paragraph" style:parent-style-name="Standard" style:list-style-name="WWNum8">
      <style:paragraph-properties fo:margin-top="0cm" fo:margin-bottom="0cm" style:contextual-spacing="false" fo:text-align="justify" style:justify-single-word="false"/>
      <style:text-properties officeooo:paragraph-rsid="001231b1"/>
    </style:style>
    <style:style style:name="P5" style:family="paragraph" style:parent-style-name="Standard" style:list-style-name="WWNum9">
      <style:paragraph-properties fo:text-align="justify" style:justify-single-word="false"/>
      <style:text-properties officeooo:paragraph-rsid="001231b1"/>
    </style:style>
    <style:style style:name="P6" style:family="paragraph" style:parent-style-name="Standard">
      <style:paragraph-properties fo:text-align="justify" style:justify-single-word="false"/>
      <style:text-properties officeooo:paragraph-rsid="001231b1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231b1"/>
    </style:style>
    <style:style style:name="P8" style:family="paragraph" style:parent-style-name="Standard">
      <style:paragraph-properties fo:margin-top="0.101cm" fo:margin-bottom="0.383cm" style:contextual-spacing="false" fo:text-align="justify" style:justify-single-word="false"/>
      <style:text-properties officeooo:paragraph-rsid="001231b1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231b1"/>
    </style:style>
    <style:style style:name="P10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officeooo:paragraph-rsid="001231b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231b1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1231b1"/>
    </style:style>
    <style:style style:name="P13" style:family="paragraph" style:parent-style-name="Standard">
      <style:paragraph-properties fo:margin-top="0.101cm" fo:margin-bottom="0.101cm" style:contextual-spacing="false" fo:line-height="100%" fo:text-align="justify" style:justify-single-word="false">
        <style:tab-stops>
          <style:tab-stop style:position="0.318cm"/>
        </style:tab-stops>
      </style:paragraph-properties>
      <style:text-properties officeooo:paragraph-rsid="001231b1"/>
    </style:style>
    <style:style style:name="P14" style:family="paragraph" style:parent-style-name="Standard">
      <style:paragraph-properties fo:line-height="100%" fo:text-align="justify" style:justify-single-word="false"/>
      <style:text-properties fo:font-size="16pt" officeooo:paragraph-rsid="001231b1" style:font-size-asian="16pt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1231b1" officeooo:paragraph-rsid="001231b1" style:font-size-asian="16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1231b1" officeooo:paragraph-rsid="001231b1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paragraph-rsid="001231b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1231b1" officeooo:paragraph-rsid="001231b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1231b1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officeooo:rsid="001231b1" officeooo:paragraph-rsid="001231b1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231b1" officeooo:paragraph-rsid="001231b1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231b1" officeooo:paragraph-rsid="001231b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424242" loext:opacity="100%" style:font-name="Verdana" officeooo:paragraph-rsid="001231b1" style:font-name-asian="Verdana1" style:font-name-complex="Verdana1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1231b1" style:font-size-asian="16pt" style:font-weight-asian="bold" style:font-weight-complex="bold"/>
    </style:style>
    <style:style style:name="T3" style:family="text">
      <style:text-properties fo:font-size="16pt" style:font-size-asian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231b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414141" loext:opacity="100%" style:font-name="Times New Roman" fo:font-size="13pt" style:font-name-asian="Times New Roman1" style:font-size-asian="13pt" style:font-name-complex="Times New Roman1" style:font-size-complex="13pt"/>
    </style:style>
    <style:style style:name="T9" style:family="text">
      <style:text-properties fo:color="#414141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10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0000" loext:opacity="100%" style:font-name="Times New Roman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12" style:family="text">
      <style:text-properties fo:color="#ff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15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0b2734" loext:opacity="100%" style:font-name="Times New Roman" fo:font-size="13pt" style:font-name-asian="Times New Roman1" style:font-size-asian="13pt" style:font-name-complex="Times New Roman1" style:font-size-complex="13pt"/>
    </style:style>
    <style:style style:name="T18" style:family="text">
      <style:text-properties fo:color="#000000" loext:opacity="100%" style:font-name="Times New Roman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19" style:family="text">
      <style:text-properties fo:color="#ed7d31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0" style:family="text">
      <style:text-properties fo:color="#ed7d31" loext:opacity="100%" style:font-name="Times New Roman" fo:font-size="13pt" style:font-name-asian="Times New Roman1" style:font-size-asian="13pt" style:font-name-complex="Times New Roman1" style:font-size-complex="13pt"/>
    </style:style>
    <style:style style:name="T21" style:family="text">
      <style:text-properties fo:color="#222222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2" style:family="text">
      <style:text-properties fo:color="#222222" loext:opacity="100%" style:font-name="Times New Roman" fo:font-size="13pt" fo:font-weight="bold" officeooo:rsid="001231b1" style:font-name-asian="Times New Roman1" style:font-size-asian="13pt" style:font-weight-asian="bold" style:font-name-complex="Times New Roman1" style:font-size-complex="13pt" style:font-weight-complex="bold"/>
    </style:style>
    <style:style style:name="T23" style:family="text">
      <style:text-properties fo:color="#222222" loext:opacity="100%" style:font-name="Times New Roman" fo:font-size="13pt" style:font-name-asian="Times New Roman1" style:font-size-asian="13pt" style:font-name-complex="Times New Roman1" style:font-size-complex="13pt"/>
    </style:style>
    <style:style style:name="T24" style:family="text">
      <style:text-properties fo:color="#222222" loext:opacity="100%" style:font-name="Times New Roman" fo:font-size="13pt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25" style:family="text">
      <style:text-properties fo:color="#222222" loext:opacity="100%" style:font-name="Times New Roman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26" style:family="text">
      <style:text-properties fo:color="#333333" loext:opacity="100%" style:font-name="Times New Roman" fo:font-size="13pt" style:font-name-asian="Times New Roman1" style:font-size-asian="13pt" style:font-name-complex="Times New Roman1" style:font-size-complex="13pt"/>
    </style:style>
    <style:style style:name="T27" style:family="text">
      <style:text-properties fo:color="#333333" loext:opacity="100%" style:font-name="Times New Roman" fo:font-size="12pt" style:font-name-asian="Times New Roman1" style:font-size-asian="12pt" style:font-name-complex="Times New Roman1" style:font-size-complex="12pt"/>
    </style:style>
    <style:style style:name="T28" style:family="text">
      <style:text-properties fo:color="#4e4e3f" loext:opacity="100%" style:font-name="Times New Roman" fo:font-size="13pt" fo:font-style="italic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29" style:family="text">
      <style:text-properties fo:color="#4e4e3f" loext:opacity="100%" style:font-name="Times New Roman" fo:font-size="13pt" style:font-name-asian="Times New Roman1" style:font-size-asian="13pt" style:font-name-complex="Times New Roman1" style:font-size-complex="13pt"/>
    </style:style>
    <style:style style:name="T30" style:family="text">
      <style:text-properties fo:color="#424242" loext:opacity="100%" style:font-name="Times New Roman" fo:font-size="13pt" style:font-name-asian="Times New Roman1" style:font-size-asian="13pt" style:font-name-complex="Times New Roman1" style:font-size-complex="13pt"/>
    </style:style>
    <style:style style:name="T31" style:family="text">
      <style:text-properties fo:color="#424242" loext:opacity="100%" style:font-name="Times New Roman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T32" style:family="text">
      <style:text-properties fo:color="#424242" loext:opacity="100%" style:font-name="Times New Roman" fo:font-size="13pt" fo:font-style="italic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33" style:family="text">
      <style:text-properties fo:color="#424242" loext:opacity="100%" style:font-name="Times New Roman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№1)</text:span><text:span text:style-name="T3">Мировоззрение. Его структура и исторические типы.</text:span></text:p>
      <text:p text:style-name="P6"><text:span text:style-name="T4">Структура мировоззрения</text:span> — это то, из чего мировоззрение состоит.</text:p>
      <text:p text:style-name="P7">Мировоззрение формируется из:</text:p>
      <text:list text:style-name="WWNum8">
        <text:list-item>
          <text:p text:style-name="P4">знаний</text:p>
        </text:list-item>
        <text:list-item>
          <text:p text:style-name="P4">идей</text:p>
        </text:list-item>
        <text:list-item>
          <text:p text:style-name="P4">принципов (точки зрения)</text:p>
        </text:list-item>
        <text:list-item>
          <text:p text:style-name="P4">убеждений (непоколебимости по какому-либо вопросу)</text:p>
        </text:list-item>
        <text:list-item>
          <text:p text:style-name="P4">идеалов (целей)</text:p>
        </text:list-item>
        <text:list-item>
          <text:p text:style-name="P4">духовно-нравственных ценностей (того, что не имеет денежной ценности)</text:p>
        </text:list-item>
        <text:list-item>
          <text:p text:style-name="P4">жизненных установок</text:p>
        </text:list-item>
      </text:list>
      <text:p text:style-name="P6"/>
      <text:p text:style-name="P6">Типы мировоззрения. Выделяют обыденное мировоззрение, научное, философское, религиозное.</text:p>
      <text:p text:style-name="P6">С точки зрения исторического процесса выделяют следующие ведущие исторические типы мировоззрения: мифологическое, религиозное и философское.</text:p>
      <text:p text:style-name="P6"/>
      <text:p text:style-name="P7"><text:span text:style-name="T5">Мифологическое.</text:span></text:p>
      <text:p text:style-name="P7">Мифологический тип мировоззрения определяется как совокупность представлений,</text:p>
      <text:p text:style-name="P7">которые были сформированы в условиях первобытного общества на основе образного восприятия мира.</text:p>
      <text:p text:style-name="P8"/>
      <text:p text:style-name="P7"><text:span text:style-name="T5">Религиозное</text:span></text:p>
      <text:p text:style-name="P10">Религиозное мировоззрение основано на вере в сверхъестественные силы.</text:p>
      <text:p text:style-name="P10">Религии, в отличие от более гибкого мифа, свойственны жесткий догматизм и хорошо разработанная система моральных заповедей.</text:p>
      <text:p text:style-name="P10">Религия распространяет и поддерживает образы правильного, нравственного поведения.</text:p>
      <text:p text:style-name="P10">Велико значение религии и в сплочении людей, однако здесь её роль двойственна: объединяя людей одной конфессии, она зачастую разделяет людей разных верований.</text:p>
      <text:p text:style-name="P6"/>
      <text:p text:style-name="P11"><text:span text:style-name="T5">Философское</text:span></text:p>
      <text:p text:style-name="P10">Философское мировоззрение определяется как системно-теоретическое.</text:p>
      <text:p text:style-name="P10">Основным отличием философского мировоззрения от мифологии является высокая роль разума: если миф опирается на эмоции и чувства, то философия — прежде всего на логику и доказательность.</text:p>
      <text:p text:style-name="P10">Философия — одна из форм мировоззрения, а также одна из форм человеческой деятельности и особый способ познания, теория или наука.</text:p>
      <text:p text:style-name="P10">Философия как дисциплина изучает наиболее общие существенные характеристики и фундаментальные принципы реальности (бытия) и познания, бытия человека, отношения человека и мира.</text:p>
      <text:p text:style-name="P10">Философия (как особый тип общественного сознания, или мировоззрения) возникла параллельно в Древней Греции, Древней Индии и Древнем Китае в так называемое «Осевое время», откуда и распространилась впоследствии по всему миру.</text:p>
      <text:p text:style-name="P14"/>
      <text:p text:style-name="P6"><text:span text:style-name="T1">№2) </text:span><text:span text:style-name="T3">Структура философского знания: предмет философии, методы и функции.</text:span></text:p>
      <text:p text:style-name="P12"><text:span text:style-name="T4">Предмет философии</text:span> — наиболее общие законы развития и формы бытия природной, <text:soft-page-break/>социальной и духовной реальности, особенности их воспроизведения в сознании человека и роль в выборе его жизненной позиции.</text:p>
      <text:p text:style-name="P6">Предметом называется круг вопросов, которые изучает философия.</text:p>
      <text:p text:style-name="P6">Общую структуру предмета философии, философского знания составляют четыре основных раздела:</text:p>
      <text:p text:style-name="P6">1.)онтология (учение о бытии, общая теория бытия: что в мире не возникает, не уничтожается, существует вечно и неизменно, образует основу и источник всякого конкретного быти; что есть “бытие” вообще, какие есть виды, способы, “слои” бытия, как они связаны друг с другом);</text:p>
      <text:p text:style-name="P6">2.)гносеология (учение о познании, учение о знании, об источниках, способах, сущности, границах, видах, методах познания; о субъекте (носителе, создателе) и объекте знания, о его содержании и развитии; учение об истине);</text:p>
      <text:p text:style-name="P6">3.)антропология (что такое человек и в чем смысл его жизни на Земле);</text:p>
      <text:p text:style-name="P6">4.)соц.фил-я(опросы социальной жизни людей, логику развития общества, учение о сущности, строении общества в целом, о наиболее общих законах его существования и развития, о человеке как социальном существе).</text:p>
      <text:p text:style-name="P6"/>
      <text:p text:style-name="P6"><text:span text:style-name="T4">Функции:</text:span></text:p>
      <text:p text:style-name="P6">1)<text:span text:style-name="T4">Мировоззренческая</text:span> функция: помогает сформировать целостную картину мира. Мировоззрение как представление о целом имеет свою структуру: онтология; гносеология и философское учение о ценностях-аксиология.</text:p>
      <text:p text:style-name="P6">2)<text:span text:style-name="T4">Методологическая</text:span> функция: формулирует правила познания для всех частных наук. Методология — это система исходных принципов, обобщенных способов (методов) организации и построения теоретической деятельности, а также учение об этой системе.</text:p>
      <text:p text:style-name="P6">3)<text:span text:style-name="T4">Эвристическая</text:span> (поисковая) функция: создаёт новые области теоретического исследования.</text:p>
      <text:p text:style-name="P6">4)Функция <text:span text:style-name="T4">социальной</text:span> <text:span text:style-name="T4">критики</text:span>: осуществляет критику существующего в обществе порядка вещей.</text:p>
      <text:p text:style-name="P6">5)<text:span text:style-name="T4">Футурологическая</text:span> функция: отвечает на вопрос о том, каким должно быть будущее.</text:p>
      <text:p text:style-name="P6">6)<text:span text:style-name="T4">Идеологическая</text:span> функция: создаёт представление о желательном политическом и общественном устройстве.</text:p>
      <text:p text:style-name="P6">7)<text:span text:style-name="T4">Воспитательная</text:span> и <text:span text:style-name="T4">образовательная</text:span> функция: участвует в формировании личности.</text:p>
      <text:p text:style-name="P6"/>
      <text:p text:style-name="P6"><text:span text:style-name="T4">Основными методами философии</text:span></text:p>
      <text:p text:style-name="P6">1. <text:span text:style-name="T4">Диалектика</text:span> – метод философского исследования, при котором вещи, явления рассматриваются гибко, критически, последовательно с учетом их внутренних противоречий, изменений, развития, причин и следствий. Единства и борьбы противоположностей;</text:p>
      <text:p text:style-name="P6"/>
      <text:p text:style-name="P6">2. <text:span text:style-name="T4">Метафизика</text:span> – метод, противоположный диалектике, при котором объекты рассматриваются: Обособлено, как сами по себе, Статично, Однозначно;</text:p>
      <text:p text:style-name="P6"/>
      <text:p text:style-name="P6">3. <text:span text:style-name="T4">Догматизм</text:span> – восприятие окружающего мира через призму догм – раз и навсегда принятых убеждений, недоказуемых, «данных свыше» и носящих абсолютный характер;</text:p>
      <text:p text:style-name="P6"/>
      <text:p text:style-name="P6">4. <text:span text:style-name="T4">Софистика</text:span> – метод, основанный на выведении из ложных, но искусно и некорректно поданных как истинные посылок (суждений), новой посылки, логически истинной, но ложной по смыслу либо любой иной выгодной для принимающего данный метод;</text:p>
      <text:p text:style-name="P6"/>
      <text:p text:style-name="P6">Одновременно и направлениями в философии, и <text:span text:style-name="T4">философскими методами </text:span>являются:</text:p>
      <text:list text:style-name="WWNum9">
        <text:list-item>
          <text:p text:style-name="P5"><text:span text:style-name="T4">материализм</text:span> (действительность воспринимается как реально существующая, материя – как первичная субстанция, а сознание – ее модус – есть проявление <text:soft-page-break/>матери); </text:p>
        </text:list-item>
        <text:list-item>
          <text:p text:style-name="P5"><text:span text:style-name="T4">идеализм</text:span> (признание в качестве первоначала и определяющей силы идеи, а материи – как производной от идеи, ее воплощением,США,фрг); </text:p>
        </text:list-item>
        <text:list-item>
          <text:p text:style-name="P5"><text:span text:style-name="T4">эмпиризм</text:span> (основе познавательного процесса, знания лежит опыт, получаемый преимущественно в результате чувственного познания); </text:p>
        </text:list-item>
        <text:list-item>
          <text:p text:style-name="P5"><text:span text:style-name="T4">рационализм</text:span> (истинное знание может быть достигнуто только с помощью разума без влияния опыта и ощущений).</text:p>
        </text:list-item>
      </text:list>
      <text:p text:style-name="P6"/>
      <text:p text:style-name="P6"><text:span text:style-name="T1">№3) </text:span><text:span text:style-name="T3">Понятие картины мира. Религиозная, философская и научная картины мира.</text:span></text:p>
      <text:p text:style-name="P12"><text:span text:style-name="T4">Картина мира</text:span> - это целостное миропонимание, синтезирующее знания на основе систематизирующего начала, который определяет мировоззренческую установку человека, его ценностные поведенческие ориентиры. Картина мира означает как бы зримый портрет мироздания, образно-понятийную копию Вселенной, взглянув на которую, можно понять и увидеть связи действительности и свое место в ней. Она подразумевает понимание того, как устроен мир, какими законами он управляется, что лежит в его основе и как он развивается.</text:p>
      <text:p text:style-name="P6"><text:span text:style-name="T4">Философская картина мира</text:span> - это обобщенная, выраженная философскими понятиями и суждениями, теоретическая модель бытия в ее соотнесенности с человеческой жизнью, осознанной социальной активностью и соответствующая определенному этапу исторического развития.</text:p>
      <text:p text:style-name="P6">В качестве основных структурных элементов философской картины мира можно выделить следующие виды знаний: о природе, об обществе, о познании, о человеке.</text:p>
      <text:p text:style-name="P7">В рамках данной картины мира сформировались две модели бытия:</text:p>
      <text:p text:style-name="P7">1) <text:span text:style-name="T4">не религиозная</text:span> философская картина мира, формирующаяся на основе обобщения данных естественных и общественных наук, осмысления светской жизни;</text:p>
      <text:p text:style-name="P9">2) <text:span text:style-name="T4">религиозно</text:span>-философская картина мира как система догматически-теоретических взглядов на мир, в которой смешивается земное и сакральное. Происходит удвоение мира, где вера считается выше истин разума.</text:p>
      <text:p text:style-name="P6"><text:span text:style-name="T4">Религиозная картина мира </text:span>– это система наиболее общих религиозных представлений о мире, характерная для группы верующих. Она имеет универсальные компоненты, которые повторяются независимо от конфессиональной принадлежности человека. Такая картина, в первую очередь, объясняет строение мира. В ней всегда есть представление о двух планах реальности, или двух реальностях: естественной и сверхъестественной. Она всегда содержит представление о происхождении мира и его будущем.</text:p>
      <text:p text:style-name="P6"><text:span text:style-name="T4">Научная картина мира</text:span> — одно из основополагающих понятий в философии науки — особая форма систематизации знаний, качественное обобщение и мировоззренческий синтез различных научных теорий. Будучи целостной системой представлений об общих свойствах и закономерностях мира, научная картина мира существует как сложная структура, включающая в себя в качестве составных частей общенаучную картину мира и картины мира отдельных наук.</text:p>
      <text:p text:style-name="P6"/>
      <text:p text:style-name="P6"><text:span text:style-name="T2">№</text:span><text:span text:style-name="T1">4) </text:span><text:span text:style-name="T3">Досократовский период античной философии: круг проблем, основные черты и школы.</text:span></text:p>
      <text:p text:style-name="P6"><text:span text:style-name="T3"/></text:p>
      <text:p text:style-name="P17">Основные школы, идеи и учения:</text:p>
      <text:p text:style-name="P19"><text:span text:style-name="T4">Космос</text:span>(порядок) - мыслители этого этапа приходят мыслями о том, что мир не является хаотической совокупнстью многих отдельных изменчивых предметов и явлений,но представляющей собой упорядоченную целостность.</text:p>
      <text:p text:style-name="P19"><text:span text:style-name="T4">Архэ</text:span>(первоночально) - досакратики считают ,что мир не только упорядочен и целостен ,но и един в своей основе.</text:p>
      <text:p text:style-name="P19"><text:soft-page-break/><text:span text:style-name="T4">Физис</text:span>(вещество и состояние материи )отойдя от традиционных и мифологических представлений, Досократики утверждали, что первопричинна бытия или архэ <text:s/>несет физис, природный , естественный характер.</text:p>
      <text:p text:style-name="P19"/>
      <text:p text:style-name="P19">Первая школа – <text:span text:style-name="T4">Милейская</text:span>. Основатель школы- <text:span text:style-name="T4">Фалес</text:span>. Он считал, что таким началом выступает вода.«Из воды все возникло, в воду все и возвращается». <text:span text:style-name="T6">Дал исчерпывающий ответ на три вопроса:</text:span></text:p>
      <text:list text:style-name="L1">
        <text:list-item>
          <text:p text:style-name="P20">Что больше всего? - Пространство</text:p>
        </text:list-item>
        <text:list-item>
          <text:p text:style-name="P20">Что сильнее всего? - Возможность</text:p>
        </text:list-item>
        <text:list-item>
          <text:p text:style-name="P20">Что длиннее всего? - Жизнь</text:p>
        </text:list-item>
      </text:list>
      <text:p text:style-name="P21"/>
      <text:p text:style-name="P21">Вторая «школа». <text:span text:style-name="T4">Гераклит</text:span>.</text:p>
      <text:p text:style-name="P21">Как таковой школы он не основывал. Считал людей глупыми. Причиной изменений Гераклит считал борьбу противоположностей. Началом космоса он полагал огонь.</text:p>
      <text:p text:style-name="P21"/>
      <text:p text:style-name="P18">Пифагорейцы. <text:span text:style-name="T7">Идеализм Пифагора состоял в том, что он отрывал числа от материальных вещей, считал их самостоятельными сущностями, первичными по отношению к вещам. Он наделял числа мистическими свойствами</text:span></text:p>
      <text:p text:style-name="P18"><text:span text:style-name="T7"/></text:p>
      <text:p text:style-name="P22"><text:span text:style-name="T4">Атомистическая</text:span> школа. Атомизм был создан представителями досократического периода развития древнегреческой философии <text:span text:style-name="T4">Левкиппом</text:span> и его учеником Демокритом Абдерским. Согласно их учению, существуют только атомы и пустота. <text:span text:style-name="T4">Атомы</text:span> — мельчайшие неделимые, невозникающие и неисчезающие, качественно однородные, непроницаемые (не содержащие в себе пустоты) сущности (частицы), обладающие определённой формой. Атомы бесчисленны, так как пустота бесконечна.</text:p>
      <text:p text:style-name="P22"/>
      <text:p text:style-name="P22"/>
      <text:p text:style-name="P22">Наиболее важной чертой досократической философии было использование разума для объяснения вселенной.</text:p>
      <text:p text:style-name="P22"/>
      <text:p text:style-name="P15"/>
      <text:p text:style-name="P15"><text:span text:style-name="T4">№5) </text:span>Философия Сократа, особенности его философского метода.</text:p>
      <text:p text:style-name="P15"/>
      <text:p text:style-name="P22">Сократ считал, что придти к истине можно только диалогом. </text:p>
      <text:p text:style-name="P22">Философия по Сократу - учение о том как следует жить. Главная задача познания - познание самого себя. (самопознание). Познание природы невозможно (агностицизм), возможно познание души, а добродетели соответствуют взрослению души.</text:p>
      <text:p text:style-name="P22">Сократ ничего<text:span text:style-name="T4"> не записывал</text:span>, все что мы знаем — от его учеников.</text:p>
      <text:p text:style-name="P22">Тогда устраняется мнимое знание, а беспокойство ума направляется на поиски подлинной истины. Искусство спора - метод вопросов, "ирония".</text:p>
      <text:p text:style-name="P22"/>
      <text:p text:style-name="P22">Основной метод нахождения истины для Сократа - диалог. Алгоритм ведения продуктивного спора, предложенный Сократом:</text:p>
      <text:p text:style-name="P19">1. сомнения - вступая в диалог, Сократ говорил "я знаю, что я ничего не знаю", т.е., что у собеседников нет знаний о предмете, о котором будет идти речь,</text:p>
      <text:p text:style-name="P19">2. ирония над знанием человека, </text:p>
      <text:p text:style-name="P19">3. "майевтика" - метод, помогающий собеседнику "родить" истину.Сократ помогал человеку самому "дойти до истины» истины",</text:p>
      <text:p text:style-name="P19">4. индукция от фактов к общим положениям, </text:p>
      <text:p text:style-name="P22">5. "дифиниция" - окончательное определение исследуемого предмета.</text:p>
      <text:p text:style-name="P22"/>
      <text:p text:style-name="P6"><text:soft-page-break/><text:span text:style-name="T10">6</text:span><text:span text:style-name="T13">.</text:span><text:span text:style-name="T14"> Система объективного идеализма Платона</text:span></text:p>
      <text:p text:style-name="P6"><text:span text:style-name="T8">Платон (424-344 гг. до н.э.), ученик Сократа, не был удовлетворен основной точкой зрения учителя: знанием о том, что вещи нельзя воспринимать. Он доказывает возможность получения знаний о вещах следующим образом: Он утверждает, что вещи в человеческой душе соответствуют определенным идеям. Хотя </text:span><text:span text:style-name="T9">вещи</text:span><text:span text:style-name="T8"> имеют недостатки и могут меняться (например, настоящие яблоки, груши могут иметь червоточины, гнить и т.д.), но </text:span><text:span text:style-name="T9">представления</text:span><text:span text:style-name="T8"> о них остаются постоянными и совершенными и сохраняются из поколения в поколение. Затем он показывает, что знания о вещах (идеи о них) могут быть в душе человека, даже если он ничего о них не знает (например, мальчика, незнакомого с геометрией, можно привести методом Сократа к доказательству теоремы о том, что сумма углов треугольника равна двум прямым). Платон ищет объяснение этому факту в признании существования особого </text:span><text:span text:style-name="T9">мира идей</text:span><text:span text:style-name="T8">, который стоит над </text:span><text:span text:style-name="T9">миром вещей</text:span><text:span text:style-name="T8">. В этом мире идей обитает человеческая душа, прежде чем войти в тело (Платон прямо доказывает его существование в диалоге «Фаэдо»), и созерцает его. Попадая в тело человека, она все </text:span><text:span text:style-name="T9">забывает</text:span><text:span text:style-name="T8">, но она способна </text:span><text:span text:style-name="T9">вспомнить</text:span><text:span text:style-name="T8"> забытое, если мы используем метод Сократа.</text:span></text:p>
      <text:p text:style-name="P6"><text:span text:style-name="T8"/></text:p>
      <text:p text:style-name="P6"><text:span text:style-name="T11">7</text:span><text:span text:style-name="T18">. Система философии Аристотеля.</text:span></text:p>
      <text:p text:style-name="P6"><text:span text:style-name="T17">Форма человеческой души в учениях философа представлена в трех рангах: растительный, животный и разумный уровень. Именно душа способна контролировать организм и его основной функционал, в ней находится создание человека. Философское учение Аристотеля кратко можно рассмотреть на трехуровневой структуре души:</text:span></text:p>
      <text:list text:style-name="WWNum11">
        <text:list-item text:start-value="1">
          <text:p text:style-name="P1"><text:span text:style-name="T17">Растительный уровень души – размножение, функции роста, питание.</text:span></text:p>
        </text:list-item>
        <text:list-item text:style-override="WWNum1">
          <text:p text:style-name="P2"><text:span text:style-name="T17">Животный уровень – ощущение, желание, чувство</text:span></text:p>
        </text:list-item>
        <text:list-item text:style-override="WWNum1">
          <text:p text:style-name="P2"><text:span text:style-name="T17">Разумный ранг – к перечисленным выше функциям прибавляется способность мыслить, рассуждать. Это является отличительной чертой людей от прочих живых организмов.</text:span></text:p>
        </text:list-item>
      </text:list>
      <text:p text:style-name="P6"><text:span text:style-name="T17">Материалистический взгляд на человечество обоснован следующими суждениями философа:</text:span></text:p>
      <text:list text:style-name="WWNum2">
        <text:list-item>
          <text:p text:style-name="P3"><text:span text:style-name="T17">Ключевая причина, по которой человек отличен от животных, – это разум, мыслительные способности, интеллект;</text:span></text:p>
        </text:list-item>
        <text:list-item>
          <text:p text:style-name="P3"><text:span text:style-name="T17">Высокая организация биологической сущности;</text:span></text:p>
        </text:list-item>
        <text:list-item>
          <text:p text:style-name="P3"><text:span text:style-name="T17">Стремление к жизни в коллективе.</text:span></text:p>
        </text:list-item>
      </text:list>
      <text:p text:style-name="P6"><text:span text:style-name="T17">Общество формируется благодаря желанию индивидов объединяться в группы, семьи, проживать с другими представителями человечества. Совместно люди могут изготавливать материальные блага, обустраивать жилища, распределять обязанности. Их объединяют язык, культура, родственные связи. </text:span></text:p>
      <text:p text:style-name="P16"><text:span text:style-name="T17"/></text:p>
      <text:p text:style-name="P16"><text:span text:style-name="T17">Он считал, что человек балансирует между пороками.</text:span></text:p>
      <text:p text:style-name="P16"><text:span text:style-name="T17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oft-page-break/><text:span text:style-name="T11">8</text:span><text:span text:style-name="T18">. Особенности эллинско-римской философии, основные школы и направления.</text:span></text:p>
      <text:p text:style-name="P16"><text:span text:style-name="T18"/></text:p>
      <text:p text:style-name="P6"><text:span text:style-name="T19">СТОИЦИЗМ</text:span><text:span text:style-name="T21">. </text:span><text:span text:style-name="T24">Человеческая жизнь подобна мельчайшей частице в огромном смерче пыли, которая сама по себе ничего не значит и вместе с миллионами других таких же частиц, не принадлежа самой себе, несется в неведомом направлениии. Такое воззрение является фаталистическим. Формула стоической философии представлена знаменитым положением: «Желающего судьба ведет, нежелающего тащит». Стоическое счастье, такми образом, закючается в полном безразличии ко всем жестким превратностям судьбы, какими бы ужасным они не были.</text:span></text:p>
      <text:p text:style-name="P6"><text:span text:style-name="T24"/></text:p>
      <text:p text:style-name="P6"><text:span text:style-name="T19">ЭПИКУРЕИЗМ</text:span><text:span text:style-name="T23">. Главная цель философии – достижение счастья. Прежде чем выяснить, считал Эпикур, каким образом достичь счастья, надо устранить препятствия к нему. Что мешает обрести благо? Прежде вего – страх, который является вечным спутником человечества. Из всех возможных страхов есть три главных, от которых следует избавиться в первую очередь. Еще в некоторых книжках это называестя три главных долга: </text:span><text:span text:style-name="T21">Страх перед богами</text:span><text:span text:style-name="T23">, </text:span><text:span text:style-name="T21">смертью </text:span><text:span text:style-name="T22">и</text:span><text:span text:style-name="T21"> судьбой.</text:span></text:p>
      <text:p text:style-name="P6"><text:span text:style-name="T21"/></text:p>
      <text:p text:style-name="P6"><text:span text:style-name="T19">СКЕПТИЦИЗМ</text:span><text:span text:style-name="T21"> – </text:span><text:span text:style-name="T24">философское направление, где сомнение оказывается универсальным философским принципом, то есть последовательно проводится идея о недостоверности всякого знания. Греческое слово «скептикос» переводится как исследующий, рассматривающий.</text:span></text:p>
      <text:p text:style-name="P6"><text:span text:style-name="T24"/></text:p>
      <text:p text:style-name="P6"><text:span text:style-name="T21">Центральная проблема</text:span><text:span text:style-name="T23"> философии Пиррона: </text:span><text:span text:style-name="T21">как человеку стать счастливым</text:span><text:span text:style-name="T23">? Для ее решения Пиррон считал </text:span><text:span text:style-name="T21">достаточным ответить на три вопроса.</text:span></text:p>
      <text:p text:style-name="P6"><text:span text:style-name="T23">1. Что есть то, что нас окружает? (или какова природа вещей?)</text:span></text:p>
      <text:p text:style-name="P6"><text:span text:style-name="T23">2. Как мы должны к этому окружающему относиться?</text:span></text:p>
      <text:p text:style-name="P6"><text:span text:style-name="T24">3. Что следует из должного отношения?</text:span></text:p>
      <text:p text:style-name="P6"><text:span text:style-name="T24"/></text:p>
      <text:p text:style-name="P6"><text:span text:style-name="T21">Ответ на первый вопрос</text:span><text:span text:style-name="T25">. </text:span><text:span text:style-name="T24">Пиррон утверждает, что природа вещей непознаваема. То, что мы видим, и то, что действительно есть, - не одно и тоже.</text:span></text:p>
      <text:p text:style-name="P6"><text:span text:style-name="T21">Отсюда следует ответ на второй вопрос</text:span><text:span text:style-name="T25">. </text:span><text:span text:style-name="T24">Мы должны воздерживаться от каких-либо суждений обо всем, существующем в этом мире.</text:span></text:p>
      <text:p text:style-name="P6"><text:span text:style-name="T21">Отсюда следует ответ на третий вопрос</text:span><text:span text:style-name="T25">. </text:span><text:span text:style-name="T24">Полнейшая невозмутимость, бесстрастность, безмятежность (атараксия), т.е. счастье.</text:span></text:p>
      <text:p text:style-name="P6"><text:span text:style-name="T24"/></text:p>
      <text:p text:style-name="P6"><text:span text:style-name="T11">9</text:span><text:span text:style-name="T18">.Средневековая философия, ее основные черты и направления: патристика и схоластика (учение Августина Аврелия и Фомы <text:s text:c="2"/>Аквинского).</text:span></text:p>
      <text:p text:style-name="P6"><text:span text:style-name="T23">Основные философские учения этого периода являются религиозными. В этот период были отброшены и материалистический и диалектический подход. Использовалась лишь идеалистическая сторона философской мысли. Средневековая философия вошла в историю под именем схоластики. Схоластика - тип религиозной философии, характер принципиальным подчинением к примату идеологии и особым интересом формально-логической проблематики. Главная отличительная черта схоластики в том, что она сознательно рассматривает себя как науку, оторванную от природы.</text:span></text:p>
      <text:p text:style-name="P9"><text:span text:style-name="T26">Фома Аквинский (1225/26–1274) – центральная фигура средневековой философии </text:span><text:soft-page-break/><text:span text:style-name="T26">позднего периода, выдающийся философ и богослов, систематизатор ортодоксальной схоластики. Он комментировал тексты Библии и труды Аристотеля, последователем которого был. Начиная с IV века и поныне его учение признается католической церковью как ведущее направление философского мировоззрения (в 1323 году Фома Аквинский был причислен к лику святых).</text:span><text:line-break/><text:line-break/><text:span text:style-name="T26">Исходным принципом в учении Фомы Аквинского является божественное откровение: человеку необходимо для своего спасения знать нечто такое, что ускользает от его разума, через божественное откровение. Фома Аквинский разграничивает области философии и теологии: предметом первой являются «истины разума», а второй – «истины откровения». Конечным объектом и источником всякой истины является Бог. Не все «истины откровения» доступны рациональному доказательству. Философия находится в услужении у богословия и настолько же ниже его, насколько ограниченный человеческий разум ниже божественной премудрости. Религиозная истина, по словам Фомы Аквинского, не может быть уязвима со стороны философии, любовь к Богу важнее познания Бога.</text:span><text:line-break/><text:line-break/><text:span text:style-name="T26">Исходя во многом из учения Аристотеля, Фома Аквинский рассматривал Бога как первопричину и конечную цель сущего. Сущность всего телесного заключается в единстве формы и материи. Материя – только восприемница сменяющих друг друга форм, «чистая потенциальность», ибо лишь благодаря форме вещь является вещью определенного рода и вида. Форма выступает в роли целевой причины образования вещи. Причиной индивидуального своеобразия вещей («принцип индивидуации») является «получившая напечатление» материя того или иного индивида. Опираясь на позднего Аристотеля, Фома Аквинский канонизировал христианское понимание соотношения идеального и материального как соотношение изначального принципа формы («принципа порядка») с колеблющимся и неустановившимся принципом материи («слабейшим видом бытия»). Слияние первопринципа формы и материи рождает мир индивидуальных явлений.</text:span></text:p>
      <text:p text:style-name="P9"><text:span text:style-name="T28">Августин Аврелий</text:span><text:span text:style-name="T29"> (354 — 430), выдающего представителя </text:span><text:span text:style-name="T15">западной патристики</text:span><text:span text:style-name="T29">, в православной традиции называют Блаженным (праведником местного масштаба), в католической — Святым.</text:span></text:p>
      <text:p text:style-name="P9"><text:span text:style-name="T27">Опираясь на неоплатонизм, Августин создал влиятельное религиозно-философское учение, служившее фундаментом христианской мысли вплоть до XIII века.</text:span></text:p>
      <text:p text:style-name="P9"><text:span text:style-name="T27">1. Идея креационизма – творение мира Богом из ничего. Ни один из философов такой позиции не придерживался. Бог, как творец, осуществляет этот акт по своему усмотрению. Эту идею Августин позаимствовал из </text:span><text:span text:style-name="T16">иудаизма</text:span><text:span text:style-name="T27">.</text:span></text:p>
      <text:p text:style-name="P9"><text:span text:style-name="T27">2. Идея богоподобности и греховности человека. Человек наделён душой, которая свободна. И вместе с тем человеческая свобода – это возможность впасть в грех. Этот грех уже был совершён первым человеком, значит человек обременён первородным грехом. Это грех повреждает человеческий разум, и поэтому в своей жизни человеку остаётся надеяться только на Бога.</text:span></text:p>
      <text:p text:style-name="P9"><text:span text:style-name="T27">3. Идея спасения состоит в том, что Бог не просто созерцает греховность людей, но и приходит к ним на помощь. В одной из ипостасей Бог приносит себя в жертву, которая снимает первородный грех. Идея спасения придаёт христианскому мировоззрению человечность. Бог одновременно выступает судьёй и спасителем. Христианство внутренне драматично.</text:span></text:p>
      <text:p text:style-name="P9"><text:soft-page-break/><text:span text:style-name="T27">4. Идея откровения. С точки зрения христианства Бог не постижим человеческим разумом, но он открыл себя людям в </text:span><text:span text:style-name="T16">Священном писании</text:span><text:span text:style-name="T27">. Христиане убеждены, что они обладают высшим знанием, все остальные знания – это мелочи и суета сует.</text:span></text:p>
      <text:p text:style-name="P9"><text:span text:style-name="T27">Августин не был создателем законченной философской системы, однако ему принадлежит ряд решений некоторых философских проблем. Скептики спрашивали у него: Если Бог сотворил мир и человека, то что он делал до сотворения? А. Августин отвечал, что данный вопрос неправильно поставлен, ибо время началось тогда, когда был сотворён мир. Вообще, тема времени и вечности является одной из центральных в философии Августина. Время выступает как субъективное переживание людей. Время </text:span><text:span text:style-name="T26">– это символ греха, однако оно есть также способ проявления божьей милости, раскрытия и реализации промысла Божия. Время Августин рассматривает как линейный, а не циклический процесс. История имеет начало, кульминацию и завершение.</text:span></text:p>
      <text:p text:style-name="P13"><text:span text:style-name="T12"/></text:p>
      <text:p text:style-name="P13"><text:span text:style-name="T12">10</text:span><text:span text:style-name="T18">.Основные тенденции философской мысли Ренессанса. Гуманизм эпохи Возрождения.</text:span></text:p>
      <text:p text:style-name="P9"><text:span text:style-name="T30">Эпоха Возрождения (ХIV—ХVI вв.), одна из самых ярких в истории человечества.</text:span></text:p>
      <text:p text:style-name="P9"><text:span text:style-name="T30">Ренессанс — это не только явление итальянской или европейской культуры, но явление общемировое. «Миф Ренессанса» — это вера в безграничные возможности человека, который бросает вызов судьбе, преодолевает привычную робость перед божественным авторитетом и вступает в открытое творческое соревнование с самим Богом. </text:span><text:span text:style-name="T31">Если античная философия раскрывала проблему космоса, средневековая — была целиком посвящена проблеме Бога, то философия Возрождения была сосредоточена на проблеме человека.</text:span><text:span text:style-name="T30"> Открытие Ренессансом человека, как главного субъекта истории и культуры, привело к появлению </text:span><text:span text:style-name="T32">гуманизма</text:span><text:span text:style-name="T30">.</text:span></text:p>
      <text:p text:style-name="P9"><text:span text:style-name="T33">К важнейшим чертам философии и культуры эпохи Возрождения относятся:</text:span></text:p>
      <text:p text:style-name="P9"><text:span text:style-name="T30">1. В противоположность средневековой культуре, где на первом месте стоит Бог, Ренессанс рассматривает человека как высшую ценность. Первое место в иерархии живых существ принадлежит человеку, потому что он обладает несравненным божественным даром — разумом.</text:span></text:p>
      <text:p text:style-name="P9"><text:span text:style-name="T30">2. В основе мировоззрения Ренессанса — идея безграничного жизнеутверждения.</text:span></text:p>
      <text:p text:style-name="P9"><text:span text:style-name="T30">3. Человек Ренессанса преодолевает античную созерцательность и средневековую пассивность в отношении внешнего мира и активно утверждает себя в науке, искусстве, практической деятельности.</text:span></text:p>
      <text:p text:style-name="P9"><text:span text:style-name="T30">4. Философской основой культуры Возрождения является гуманистический неоплатонизм. Гуманистический неоплатонизм помогал человеку Возрождения одухотворить мир, представить его насквозь пронизанным Божественным смыслом, порядком и энергией. Неоплатонизм вел к замене христианского монотеизма пантеизмом, в результате чего Бог оказывается не за пределами природы, и растворенным в природе, присутствующим в каждой клеточке бытия.</text:span></text:p>
      <text:p text:style-name="P9"><text:span text:style-name="T30">5. История утрачивает свой священный смысл и становится практическим делом реальных людей.</text:span></text:p>
      <text:p text:style-name="P9"><text:span text:style-name="T30">6. Утверждается новое отношение к проблеме времени. Мифологическое время Священной истории уходит в тень, и на первый план выступает эмпирическое время, время земной жизни, насыщенное продуктивной деятельностью и творчеством.</text:span></text:p>
      <text:p text:style-name="P9"><text:soft-page-break/><text:span text:style-name="T30">7. Возникает понятие индивидуальности, неповторимого авторского своеобразия, творческой новизны, жажды личной славы в памяти потомков.</text:span></text:p>
      <text:p text:style-name="P9"><text:span text:style-name="T30">8. Происходит смена языка культуры. Гуманисты возрождают латынь классической древности, изучают греческий язык и заново переводят античных авторов, снимая налет средневековой тенденциозности.</text:span></text:p>
      <text:p text:style-name="P9"><text:span text:style-name="T30">«Гуманизм» - это воспитание и образование человека, способствующее его возвышению. В совершенствовании духовной природы человека основная роль отводилась комплексу дисциплин, состоящему из грамматики, риторики, поэзии, истории, этики. Именно эти дисциплины стали теоретической базой ренессансной культуры и получили название «studia humanitatis» (гуманитарные дисциплины).</text:span></text:p>
      <text:p text:style-name="P13"><text:span text:style-name="T15">Гуманизм эпохи Возрождения антропоцентричен, его главной ценностью является человек, человеческая жизнь. При этом мыслители гуманисты формируют моральный облик идеального человека и задают ему достаточно высокую планку. Гуманист – это высоко духовная, развивающая личность, творец, стремящийся к саморазвитию и преобразованию мира, отважный исследователь покоряющий природу и неизведанный земли, храбрый, смелый, великодушный, но главное деятельный, активный, живущий полной жизнью. Также учение гуманистов закладывает несколько принципиальных идей: представление о естественных правах человека на жизнь, свободу, собственность и т.д., как заложенных в его природу, неотъемлемых; представление о равенстве всех людей вне зависимости от их происхождение, разрушение сословной системы; представление о доброй, созидательной природе человека, в противовес христианскому пониманию природы человека как грешной и испорченной; представление об обществе как естественно возникшем единстве людей, необходимой среде существования человека.</text:span></text:p>
      <text:p text:style-name="P23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5%" fo:text-indent="0cm" style:auto-text-indent="fals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5T23:03:04.431000000</dc:date>
    <meta:editing-duration>PT3H51M42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9" meta:paragraph-count="134" meta:word-count="3021" meta:character-count="23655" meta:non-whitespace-character-count="20736"/>
  </office:meta>
</office:document-meta>
</file>